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5d6" officeooo:paragraph-rsid="001fb5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i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02:19:58.361332534</meta:creation-date>
    <dc:date>2021-08-03T02:20:23.430834931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7.2$Linux_X86_64 LibreOffice_project/40$Build-2</meta:generator>
  </office:meta>
</office:document-meta>
</file>